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owiredArgumentsCodeGeneratorTests.generateCodeWhenMultipleArgumentsWithOff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utowiredArgumentsCodeGeneratorTests.generateCodeWhenUnambiguous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utowiredArgumentsCodeGeneratorTests.generateCodeWhenNo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mbiguousMethods.two( Integer b , String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utowiredArgumentsCodeGeneratorTests.generateCodeWhenAmbiguous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nambiguousConstructors.UnambiguousConstructors( String a , Integer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utowiredArgumentsCodeGeneratorTests.generateCodeWhenUnambiguousConstruc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utowiredArgumentsCodeGeneratorTests.generateCodeWhenAmbiguousConstruc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nambiguousConstructors.UnambiguousConstru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ested.Nested( String a , Integer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mbiguousSubclassMethods.two( Integer a , String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utowiredArgumentsCodeGeneratorTests.generateCodeWhenAmbiguousSubclass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nambiguousConstructors.UnambiguousConstructors( String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utowiredArgumentsCodeGeneratorTests.generatedCodeWhenSingle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nambiguousMethods.one( String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mbiguousConstructors.AmbiguousConstructors( Integer b , String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mbiguousConstructors.AmbiguousConstructors( String a , Integer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nambiguousMethods.three( String a , Integer b , Boolea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utowiredArgumentsCodeGeneratorTests.generateCodeWhenMultiple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nambiguousMethods.two( String a , Integer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nambiguousMethods.zer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utowiredArgumentsCodeGeneratorTests.generateCodeWithCustomArg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mbiguousMethods.two( String a , Integer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